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D00000082AFFE0F30.png" manifest:media-type="image/png"/>
  <manifest:file-entry manifest:full-path="Pictures/10000000000000A5000000782AF3ED5F.png" manifest:media-type="image/png"/>
  <manifest:file-entry manifest:full-path="Pictures/1000000000000064000000DC12D3781F.png" manifest:media-type="image/png"/>
  <manifest:file-entry manifest:full-path="Pictures/10000000000000A5000000B94CDA92A7.png" manifest:media-type="image/png"/>
  <manifest:file-entry manifest:full-path="Pictures/1000000000000163000000B489A9F0B8.png" manifest:media-type="image/png"/>
  <manifest:file-entry manifest:full-path="Pictures/1000000000000104000000D738EF40F7.png" manifest:media-type="image/png"/>
  <manifest:file-entry manifest:full-path="Pictures/10000000000000F0000001182036D7E8.png" manifest:media-type="image/png"/>
  <manifest:file-entry manifest:full-path="Pictures/100000000000019A000000C33791E7C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drawing>
      <draw:page draw:name="page1" draw:style-name="dp1" draw:master-page-name="Default">
        <draw:frame draw:name="Shape 189" draw:style-name="gr1" draw:text-style-name="P1" draw:layer="layout" svg:width="11.539cm" svg:height="5.488cm" svg:x="6.495cm" svg:y="3.683cm">
          <draw:image xlink:href="Pictures/100000000000019A000000C33791E7C7.png" xlink:type="simple" xlink:show="embed" xlink:actuate="onLoad">
            <text:p/>
          </draw:image>
        </draw:frame>
        <draw:frame draw:name="Shape 184" draw:style-name="gr1" draw:text-style-name="P1" draw:layer="layout" svg:width="6.349cm" svg:height="7.407cm" svg:x="0.001cm" svg:y="-0.041cm">
          <draw:image xlink:href="Pictures/10000000000000F0000001182036D7E8.png" xlink:type="simple" xlink:show="embed" xlink:actuate="onLoad">
            <text:p/>
          </draw:image>
        </draw:frame>
        <draw:frame draw:name="Shape 185" draw:style-name="gr1" draw:text-style-name="P1" draw:layer="layout" svg:width="7.287cm" svg:height="6.091cm" draw:transform="rotate (1.5707963267949) translate (7.112cm 7.62cm)">
          <draw:image xlink:href="Pictures/1000000000000104000000D738EF40F7.png" xlink:type="simple" xlink:show="embed" xlink:actuate="onLoad">
            <text:p/>
          </draw:image>
        </draw:frame>
        <draw:frame draw:name="Shape 186" draw:style-name="gr1" draw:text-style-name="P1" draw:layer="layout" svg:width="9.392cm" svg:height="4.762cm" svg:x="8.89cm" svg:y="-0.381cm">
          <draw:image xlink:href="Pictures/1000000000000163000000B489A9F0B8.png" xlink:type="simple" xlink:show="embed" xlink:actuate="onLoad">
            <text:p/>
          </draw:image>
        </draw:frame>
        <draw:frame draw:name="Shape 187" draw:style-name="gr1" draw:text-style-name="P1" draw:layer="layout" svg:width="4.897cm" svg:height="5.008cm" draw:transform="rotate (-3.14159265358979) translate (8.961cm 8.183cm)">
          <draw:image xlink:href="Pictures/10000000000000A5000000B94CDA92A7.png" xlink:type="simple" xlink:show="embed" xlink:actuate="onLoad">
            <text:p/>
          </draw:image>
        </draw:frame>
        <draw:frame draw:name="Shape 188" draw:style-name="gr1" draw:text-style-name="P1" draw:layer="layout" svg:width="2.645cm" svg:height="5.82cm" draw:transform="rotate (1.5707963267949) translate (-0.105cm 7.725cm)">
          <draw:image xlink:href="Pictures/1000000000000064000000DC12D3781F.png" xlink:type="simple" xlink:show="embed" xlink:actuate="onLoad">
            <text:p/>
          </draw:image>
        </draw:frame>
        <draw:frame draw:name="Shape 190" draw:style-name="gr1" draw:text-style-name="P1" draw:layer="layout" svg:width="4.365cm" svg:height="3.174cm" draw:transform="rotate (-1.5707963267949) translate (9.27cm -0.254cm)">
          <draw:image xlink:href="Pictures/10000000000000A5000000782AF3ED5F.png" xlink:type="simple" xlink:show="embed" xlink:actuate="onLoad">
            <text:p/>
          </draw:image>
        </draw:frame>
        <draw:frame draw:name="Shape 191" draw:style-name="gr1" draw:text-style-name="P1" draw:layer="layout" svg:width="9.656cm" svg:height="3.439cm" svg:x="12.696cm" svg:y="-0.381cm">
          <draw:image xlink:href="Pictures/100000000000016D00000082AFFE0F3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1T19:08:48.293665777</meta:creation-date>
    <dc:date>2015-03-11T19:10:54.706669340</dc:date>
    <meta:editing-duration>P0D</meta:editing-duration>
    <meta:editing-cycles>1</meta:editing-cycles>
    <meta:document-statistic meta:object-count="8"/>
    <meta:generator>LibreOffice/4.2.7.2$Linux_X86_64 LibreOffice_project/420m0$Build-2</meta:generator>
  </office:meta>
</office:document-meta>
</file>